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column table:style-name="co2" table:default-cell-style-name="ce1"/>
        <table:table-row table:style-name="ro1">
          <table:table-cell table:number-columns-repeated="7"/>
          <table:table-cell office:value-type="string" calcext:value-type="string">
            <text:p>CARG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DIRECTOR GENERA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EFE DE DEPARTAMENTO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JEFE DE DEPARTAMEN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EFE DE DEPARTAMEN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EFE DE DEPARTAMEN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EFE DE DEPARTAMEN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EFE DE DEPARTAMEN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EFE DE DEPARTAMEN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ORDINADOR DE PROGRAMA (SAPNNAET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Abogad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motor Cultural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efe de Cent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de Analista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bogado Jef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structor Agropecuari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ersonal 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resupuest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Agropecuari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efe de Cent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UDIT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geniero Industr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edico jefe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cretario Ejecu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pervisor de Servicios Generales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rocesamiento de Datos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efe de Cent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de Servicio Socia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LEGADO PRUEBA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lmacenista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Jef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pervisor de Servicios Generales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fermera Jefe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specialista en Informatica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edico Especialista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resupuesto Jef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Jef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ersonal V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bogad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Jef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riminolog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lmacenista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lanificador 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resupuest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resupuesto Jef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n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rabajador Social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motor Cultural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rabajador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resupuest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rabajador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V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uditor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pervisor de Servicios Generales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GENIERO ELECTRICISTA JEF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ersonal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ersonal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en Reparacion y Mantenimient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fermera Jefe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NTABILISTA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rocesamiento de Datos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SPECIALISTA EN INFORMATICA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geniero Agronom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alista de Procesamiento de Datos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conoma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bogad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LANIFICADOR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ministrador I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sicolog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 Facilitador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de Relaciones Publica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bogad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bogad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bogad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sicolog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sicolog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cnico Superior en Trabajo Social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structor De Formacion Empresaria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ead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SICOLOG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trenador Deportivo I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a de Centro 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istente Administrativo II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igilant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ensaj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Almace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Agropecuari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Agropecuari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ofer De Transport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Agropecuari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igilant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of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of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Almace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Almace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. Serv. De Cocin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Almace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of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igilant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of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of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igilant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ensaj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eado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yudante de Servicios Gener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cinera </text:p>
          </table:table-cell>
        </table:table-row>
        <table:table-row table:style-name="ro1" table:number-rows-repeated="104818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Hoja1.H1:Hoja1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0" number:min-decimal-places="0" number:min-integer-digits="2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/>
    </number:number-style>
    <number:number-style style:name="N124">
      <style:text-properties fo:color="#ff0000"/>
      <number:number number:decimal-places="2" number:min-decimal-places="2" number:min-integer-digits="1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157E+308" style:apply-style-name="N126P0"/>
    </number:text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1:55:18.645791964</meta:creation-date>
    <dc:date>2025-10-06T09:09:50.044153124</dc:date>
    <meta:editing-duration>PT27M49S</meta:editing-duration>
    <meta:editing-cycles>3</meta:editing-cycles>
    <meta:generator>LibreOffice/7.4.7.2$Linux_X86_64 LibreOffice_project/40$Build-2</meta:generator>
    <meta:document-statistic meta:table-count="1" meta:cell-count="379" meta:object-count="0"/>
  </office:meta>
</office:document-meta>
</file>